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5f40" officeooo:paragraph-rsid="00065f40"/>
    </style:style>
    <style:style style:name="P2" style:family="paragraph" style:parent-style-name="Standard">
      <style:text-properties officeooo:rsid="0007fc64" officeooo:paragraph-rsid="0007fc64"/>
    </style:style>
    <style:style style:name="P3" style:family="paragraph" style:parent-style-name="Standard">
      <style:text-properties officeooo:rsid="0007fc64" officeooo:paragraph-rsid="0007fc64"/>
    </style:style>
    <style:style style:name="P4" style:family="paragraph" style:parent-style-name="Standard">
      <style:text-properties officeooo:rsid="0008b5c1" officeooo:paragraph-rsid="0008b5c1"/>
    </style:style>
    <style:style style:name="P5" style:family="paragraph" style:parent-style-name="Standard">
      <style:text-properties officeooo:rsid="0009f15f" officeooo:paragraph-rsid="0009f15f"/>
    </style:style>
    <style:style style:name="P6" style:family="paragraph" style:parent-style-name="Standard">
      <style:text-properties officeooo:paragraph-rsid="0009f15f"/>
    </style:style>
    <style:style style:name="P7" style:family="paragraph" style:parent-style-name="Text_20_body" style:list-style-name="L3">
      <style:paragraph-properties fo:margin-left="0cm" fo:margin-right="0cm" fo:text-indent="0cm" style:auto-text-indent="false"/>
    </style:style>
    <style:style style:name="T1" style:family="text">
      <style:text-properties officeooo:rsid="0008590c"/>
    </style:style>
    <style:style style:name="T2" style:family="text">
      <style:text-properties officeooo:rsid="0008b5c1"/>
    </style:style>
    <style:style style:name="T3" style:family="text">
      <style:text-properties officeooo:rsid="0009f15f"/>
    </style:style>
    <style:style style:name="T4" style:family="text">
      <style:text-properties officeooo:rsid="000b162e"/>
    </style:style>
    <style:style style:name="T5" style:family="text">
      <style:text-properties officeooo:rsid="000c13f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ionner tout les tenracs qui ont un titre</text:p>
      <text:p text:style-name="P1"/>
      <text:p text:style-name="P1">nom, prenoms, avis tenrac laissé sur le repas de libelle « <text:span text:style-name="T1">Tenrac Royal</text:span> » <text:span text:style-name="T1">(15 tuples)</text:span></text:p>
      <text:p text:style-name="P1"/>
      <text:p text:style-name="P1">libelle de tout les repas qui ont une note moyenne superieure <text:span text:style-name="T2">ou égale à 4</text:span> <text:span text:style-name="T1">(</text:span><text:span text:style-name="T2">8</text:span><text:span text:style-name="T1"> tuples)</text:span></text:p>
      <text:p text:style-name="P1"/>
      <text:p text:style-name="P1">tous les tenracs qui ont entrenu une machine <text:span text:style-name="T1">(21 tuples)</text:span></text:p>
      <text:p text:style-name="P1"/>
      <text:p text:style-name="P1">reunion qui a accueilli tout les tenracs <text:span text:style-name="T1">(4 tuples)</text:span></text:p>
      <text:p text:style-name="P1"/>
      <text:p text:style-name="P1">tenracs ayant participés à toutes les réunions <text:span text:style-name="T1">(7 tuples)</text:span></text:p>
      <text:p text:style-name="P1"/>
      <text:p text:style-name="P1">titre des tenracs ayant organisé plus de 2 réunions <text:span text:style-name="T1">(8 tuples)</text:span></text:p>
      <text:p text:style-name="P1"/>
      <text:p text:style-name="P1">desserts constitués d’aliments ne contenant pas d’allergènes <text:span text:style-name="T1">(9 tuples)</text:span></text:p>
      <text:p text:style-name="P1"/>
      <text:p text:style-name="P1">toutes les réunions qui ont eu lieu en 2022 dans lesquelles aucun dessert n’a été servi <text:span text:style-name="T1">(4 tuples)</text:span></text:p>
      <text:p text:style-name="P1"/>
      <text:p text:style-name="P1">clubs rattachés directement à l’ordre des tenracs (en gros tout les fils direct de l’ordre des tenracs dans la hierarchie) <text:span text:style-name="T1">(16 tuples)</text:span></text:p>
      <text:p text:style-name="P1"/>
      <text:p text:style-name="P1">Les aliments qui heurtent toutes les croyances possibles <text:span text:style-name="T1">(1 tuple)</text:span></text:p>
      <text:p text:style-name="P1"/>
      <text:p text:style-name="P1">Toutes les machines (nom, modèle) qui ont été entretenues par « Thomas Nguyen » pendant tout le mois d’avril 2025 <text:span text:style-name="T1">(2 tuples)</text:span></text:p>
      <text:p text:style-name="P1"/>
      <text:p text:style-name="P1">afficher la hierarchie complète des clubs <text:span text:style-name="T1">(20 tuples)</text:span></text:p>
      <text:p text:style-name="P1"/>
      <text:p text:style-name="P1">Les entrées, sans allergènes, qui ont étés servies dans la même réunion qu’un plat contenant de la sauce barbecue <text:span text:style-name="T1">(2 tuples)</text:span></text:p>
      <text:p text:style-name="P1"/>
      <text:p text:style-name="P2">Les tenracs ayant participés à toutes les reunions organisées par « Daphnée Gouin » <text:span text:style-name="T1">(1</text:span><text:span text:style-name="T2">1</text:span><text:span text:style-name="T1"> tuples)</text:span></text:p>
      <text:p text:style-name="P2"/>
      <text:p text:style-name="P2">Les plats qui ont besoin d’une machine entretenue il y a moins de 6 mois. <text:span text:style-name="T1">(21 tuples)</text:span></text:p>
      <text:p text:style-name="P2"/>
      <text:p text:style-name="P2">Toutes les réunions où on été servis, précisément, une entrée, un plat et un dessert. <text:span text:style-name="T1">(6 tuples)</text:span></text:p>
      <text:p text:style-name="P2"/>
      <text:p text:style-name="P2">Toutes les réunions auxquelles « Jean Louis » n’aurait pas pu participer car chacun des repas contenait au moins un de ses allergènes/s’opposait à l’une de ses croyances. <text:span text:style-name="T1">(1 tup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diagramme baton → la moyenne d’age par club</text:p>
      <text:p text:style-name="P4"/>
      <text:p text:style-name="P4">diagramme boite : comparaison de toutes les notes des reunions ou le plat du repas contenait des légumes, et celles ù c’etait pas le cas (les otes sans légumes sont hautes mais assez proches, les notes avec légumes sont soit très basses, soit très haute. La moyenne sans légume reste nettement supérieure, on verra ce que ça donne avec les quartiles).</text:p>
      <text:p text:style-name="P2"/>
      <text:p text:style-name="P4">Nuage de points. (age, note) que des trucs avec des légumes.</text:p>
      <text:p text:style-name="P4"/>
      <text:p text:style-name="P4">Diagramme circulaire tenrac par departement (faudrait prendre que les 2 premiers chiffres genre 13 ,69 etc</text:p>
      <text:p text:style-name="P4"/>
      <text:p text:style-name="P5">graphique (line graph) : <text:span text:style-name="T5">les machines entretenues chronologiquement </text:span></text:p>
      <text:p text:style-name="P5"/>
      <text:p text:style-name="P5">time line (frise chronologique) : date des réunions</text:p>
      <text:p text:style-name="P5"/>
      <text:p text:style-name="P6"><text:span text:style-name="T3">radar graph : </text:span>Tu peux créer un radar graph pour comparer plusieurs plats ou repas selon :</text:p>
      <text:p text:style-name="P6"/>
      <text:list text:style-name="L3">
        <text:list-item>
          <text:p text:style-name="P7">nombre d’ingrédients</text:p>
        </text:list-item>
        <text:list-item>
          <text:p text:style-name="P7">nombre d’aliments</text:p>
        </text:list-item>
        <text:list-item>
          <text:p text:style-name="P7">nombre de sauces</text:p>
        </text:list-item>
        <text:list-item>
          <text:p text:style-name="P7">nombre de légumes</text:p>
        </text:list-item>
        <text:list-item>
          <text:p text:style-name="P7">nombre d’allergènes potentiels</text:p>
        </text:list-item>
        <text:list-item>
          <text:p text:style-name="P7">nombre de constituants (entrée / plat / dessert)</text:p>
        </text:list-item>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23T10:52:21.331080800</meta:creation-date>
    <dc:date>2026-03-23T16:32:26.081000000</dc:date>
    <meta:editing-duration>PT2H35M39S</meta:editing-duration>
    <meta:editing-cycles>6</meta:editing-cycles>
    <meta:generator>LibreOffice/7.6.6.3$Windows_X86_64 LibreOffice_project/d97b2716a9a4a2ce1391dee1765565ea469b0ae7</meta:generator>
    <meta:document-statistic meta:table-count="0" meta:image-count="0" meta:object-count="0" meta:page-count="2" meta:paragraph-count="31" meta:word-count="426" meta:character-count="2490" meta:non-whitespace-character-count="2100"/>
  </office:meta>
</office:document-meta>
</file>